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6" table:default-cell-style-name="ce3"/>
        <table:table-row table:style-name="ro1">
          <table:table-cell table:style-name="ce1" office:value-type="string">
            <text:p>selectedItem</text:p>
          </table:table-cell>
          <table:table-cell table:style-name="ce1" office:value-type="string">
            <text:p>[selectedItem view]</text:p>
          </table:table-cell>
          <table:table-cell table:style-name="ce1" office:value-type="string">
            <text:p>priorView</text:p>
          </table:table-cell>
          <table:table-cell table:style-name="ce1" office:value-type="string">
            <text:p>superview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>
            <text:p>1. <text:s/>Find View</text:p>
          </table:table-cell>
          <table:table-cell table:style-name="ce2" office:value-type="string">
            <text:p>3. <text:s/>Reports TV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2. <text:s/>Find TVI</text:p>
          </table:table-cell>
          <table:table-cell office:value-type="string">
            <text:p>1. <text:s/>Find View</text:p>
          </table:table-cell>
          <table:table-cell office:value-type="string">
            <text:p>3. <text:s/>Reports TV</text:p>
          </table:table-cell>
          <table:table-cell office:value-type="string">
            <text:p>4. Top-Level view in Reports nib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4. Top-Level view in Reports nib</text:p>
          </table:table-cell>
          <table:table-cell office:value-type="string">
            <text:p>5. <text:s/>Reports Lazy Vie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5. <text:s/>Reports Lazy View</text:p>
          </table:table-cell>
          <table:table-cell office:value-type="string">
            <text:p>7. <text:s/>Top TV</text:p>
          </table:table-cell>
          <table:table-cell table:number-columns-repeated="1016"/>
        </table:table-row>
        <table:table-row table:style-name="ro1">
          <table:table-cell office:value-type="string">
            <text:p>6. <text:s/>Reports TVI</text:p>
          </table:table-cell>
          <table:table-cell office:value-type="string">
            <text:p>5. <text:s/>Reports Lazy View</text:p>
          </table:table-cell>
          <table:table-cell office:value-type="string">
            <text:p>7. <text:s/>Top TV</text:p>
          </table:table-cell>
          <table:table-cell office:value-type="string">
            <text:p>8. <text:s/>Window Content Vie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8. <text:s/>Window Content View</text:p>
          </table:table-cell>
          <table:table-cell office:value-type="string">
            <text:p>9. <text:s/>NSThemeFrame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/08/2013</text:date>, <text:time>13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ome Krinock</meta:initial-creator>
    <meta:creation-date>2013-08-08T10:59:43</meta:creation-date>
    <dc:date>2013-08-08T13:42:02</dc:date>
    <dc:creator>Jerome Krinock</dc:creator>
    <meta:editing-duration>PT00H42M59S</meta:editing-duration>
    <meta:editing-cycles>5</meta:editing-cycles>
    <meta:generator>NeoOffice/3.3$Unix OpenOffice.org_project/Patch 2</meta:generator>
    <meta:document-statistic meta:table-count="3" meta:cell-count="20" meta:object-count="0"/>
  </office:meta>
</office:document-meta>
</file>